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9.376cm" svg:y="0.572cm">
            <draw:object draw:notify-on-update-of-ranges="Feuille1.A4:Feuille1.A18 Feuille1.B3:Feuille1.B3 Feuille1.B4:Feuille1.B18 Feuille1.C3:Feuille1.C3 Feuille1.C4:Feuille1.C18 Feuille1.D3:Feuille1.D3 Feuille1.D4:Feuille1.D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office:value-type="string" calcext:value-type="string">
            <text:p>P<text:span text:style-name="T1">size</text:span>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3-hop</text:p>
          </table:table-cell>
          <table:table-cell office:value-type="string" calcext:value-type="string">
            <text:p>1-hop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Broadcast.E1]" office:value-type="float" office:value="0.02651025" calcext:value-type="float">
            <text:p>0.02651025</text:p>
          </table:table-cell>
          <table:table-cell table:formula="of:=['3-hop'.E1]" office:value-type="float" office:value="0.00221" calcext:value-type="float">
            <text:p>0.00221</text:p>
          </table:table-cell>
          <table:table-cell table:formula="of:=['1-hop'.E1]" office:value-type="float" office:value="0.00389725" calcext:value-type="float">
            <text:p>0.00389725</text:p>
          </table:table-cell>
          <table:table-cell/>
        </table:table-row>
        <table:table-row table:style-name="ro1">
          <table:table-cell table:formula="of:=[.A4]+65536" office:value-type="float" office:value="66560" calcext:value-type="float">
            <text:p>66560</text:p>
          </table:table-cell>
          <table:table-cell table:formula="of:=[Broadcast.E2]" office:value-type="float" office:value="0.03681925" calcext:value-type="float">
            <text:p>0.03681925</text:p>
          </table:table-cell>
          <table:table-cell table:formula="of:=['3-hop'.E2]" office:value-type="float" office:value="0.024981" calcext:value-type="float">
            <text:p>0.024981</text:p>
          </table:table-cell>
          <table:table-cell table:formula="of:=['1-hop'.E2]" office:value-type="float" office:value="0.021777" calcext:value-type="float">
            <text:p>0.021777</text:p>
          </table:table-cell>
          <table:table-cell/>
        </table:table-row>
        <table:table-row table:style-name="ro1">
          <table:table-cell table:formula="of:=[.A5]+65536" office:value-type="float" office:value="132096" calcext:value-type="float">
            <text:p>132096</text:p>
          </table:table-cell>
          <table:table-cell table:formula="of:=[Broadcast.E3]" office:value-type="float" office:value="0.04661375" calcext:value-type="float">
            <text:p>0.04661375</text:p>
          </table:table-cell>
          <table:table-cell table:formula="of:=['3-hop'.E3]" office:value-type="float" office:value="0.03124725" calcext:value-type="float">
            <text:p>0.03124725</text:p>
          </table:table-cell>
          <table:table-cell table:formula="of:=['1-hop'.E3]" office:value-type="float" office:value="0.03399125" calcext:value-type="float">
            <text:p>0.03399125</text:p>
          </table:table-cell>
          <table:table-cell/>
        </table:table-row>
        <table:table-row table:style-name="ro1">
          <table:table-cell table:formula="of:=[.A6]+65536" office:value-type="float" office:value="197632" calcext:value-type="float">
            <text:p>197632</text:p>
          </table:table-cell>
          <table:table-cell table:formula="of:=[Broadcast.E4]" office:value-type="float" office:value="0.06096125" calcext:value-type="float">
            <text:p>0.06096125</text:p>
          </table:table-cell>
          <table:table-cell table:formula="of:=['3-hop'.E4]" office:value-type="float" office:value="0.04292425" calcext:value-type="float">
            <text:p>0.04292425</text:p>
          </table:table-cell>
          <table:table-cell table:formula="of:=['1-hop'.E4]" office:value-type="float" office:value="0.0427995" calcext:value-type="float">
            <text:p>0.0427995</text:p>
          </table:table-cell>
          <table:table-cell/>
        </table:table-row>
        <table:table-row table:style-name="ro1">
          <table:table-cell table:formula="of:=[.A7]+65536" office:value-type="float" office:value="263168" calcext:value-type="float">
            <text:p>263168</text:p>
          </table:table-cell>
          <table:table-cell table:formula="of:=[Broadcast.E5]" office:value-type="float" office:value="0.077406" calcext:value-type="float">
            <text:p>0.077406</text:p>
          </table:table-cell>
          <table:table-cell table:formula="of:=['3-hop'.E5]" office:value-type="float" office:value="0.052565" calcext:value-type="float">
            <text:p>0.052565</text:p>
          </table:table-cell>
          <table:table-cell table:formula="of:=['1-hop'.E5]" office:value-type="float" office:value="0.05116625" calcext:value-type="float">
            <text:p>0.05116625</text:p>
          </table:table-cell>
          <table:table-cell/>
        </table:table-row>
        <table:table-row table:style-name="ro1">
          <table:table-cell table:formula="of:=[.A8]+65536" office:value-type="float" office:value="328704" calcext:value-type="float">
            <text:p>328704</text:p>
          </table:table-cell>
          <table:table-cell table:formula="of:=[Broadcast.E6]" office:value-type="float" office:value="0.08996225" calcext:value-type="float">
            <text:p>0.08996225</text:p>
          </table:table-cell>
          <table:table-cell table:formula="of:=['3-hop'.E6]" office:value-type="float" office:value="0.061837" calcext:value-type="float">
            <text:p>0.061837</text:p>
          </table:table-cell>
          <table:table-cell table:formula="of:=['1-hop'.E6]" office:value-type="float" office:value="0.0622355" calcext:value-type="float">
            <text:p>0.0622355</text:p>
          </table:table-cell>
          <table:table-cell/>
        </table:table-row>
        <table:table-row table:style-name="ro1">
          <table:table-cell table:formula="of:=[.A9]+65536" office:value-type="float" office:value="394240" calcext:value-type="float">
            <text:p>394240</text:p>
          </table:table-cell>
          <table:table-cell table:formula="of:=[Broadcast.E7]" office:value-type="float" office:value="0.10478775" calcext:value-type="float">
            <text:p>0.10478775</text:p>
          </table:table-cell>
          <table:table-cell table:formula="of:=['3-hop'.E7]" office:value-type="float" office:value="0.0727675" calcext:value-type="float">
            <text:p>0.0727675</text:p>
          </table:table-cell>
          <table:table-cell table:formula="of:=['1-hop'.E7]" office:value-type="float" office:value="0.07275075" calcext:value-type="float">
            <text:p>0.07275075</text:p>
          </table:table-cell>
          <table:table-cell/>
        </table:table-row>
        <table:table-row table:style-name="ro1">
          <table:table-cell table:formula="of:=[.A10]+65536" office:value-type="float" office:value="459776" calcext:value-type="float">
            <text:p>459776</text:p>
          </table:table-cell>
          <table:table-cell table:formula="of:=[Broadcast.E8]" office:value-type="float" office:value="0.118817" calcext:value-type="float">
            <text:p>0.118817</text:p>
          </table:table-cell>
          <table:table-cell table:formula="of:=['3-hop'.E8]" office:value-type="float" office:value="0.08350175" calcext:value-type="float">
            <text:p>0.08350175</text:p>
          </table:table-cell>
          <table:table-cell table:formula="of:=['1-hop'.E8]" office:value-type="float" office:value="0.083429" calcext:value-type="float">
            <text:p>0.083429</text:p>
          </table:table-cell>
          <table:table-cell/>
        </table:table-row>
        <table:table-row table:style-name="ro1">
          <table:table-cell table:formula="of:=[.A11]+65536" office:value-type="float" office:value="525312" calcext:value-type="float">
            <text:p>525312</text:p>
          </table:table-cell>
          <table:table-cell table:formula="of:=[Broadcast.E9]" office:value-type="float" office:value="0.1310135" calcext:value-type="float">
            <text:p>0.1310135</text:p>
          </table:table-cell>
          <table:table-cell table:formula="of:=['3-hop'.E9]" office:value-type="float" office:value="0.09428475" calcext:value-type="float">
            <text:p>0.09428475</text:p>
          </table:table-cell>
          <table:table-cell table:formula="of:=['1-hop'.E9]" office:value-type="float" office:value="0.09427575" calcext:value-type="float">
            <text:p>0.09427575</text:p>
          </table:table-cell>
          <table:table-cell/>
        </table:table-row>
        <table:table-row table:style-name="ro1">
          <table:table-cell table:formula="of:=[.A12]+65536" office:value-type="float" office:value="590848" calcext:value-type="float">
            <text:p>590848</text:p>
          </table:table-cell>
          <table:table-cell table:formula="of:=[Broadcast.E10]" office:value-type="float" office:value="0.19183775" calcext:value-type="float">
            <text:p>0.19183775</text:p>
          </table:table-cell>
          <table:table-cell table:formula="of:=['3-hop'.E10]" office:value-type="float" office:value="0.10552125" calcext:value-type="float">
            <text:p>0.10552125</text:p>
          </table:table-cell>
          <table:table-cell table:formula="of:=['1-hop'.E10]" office:value-type="float" office:value="0.10538725" calcext:value-type="float">
            <text:p>0.10538725</text:p>
          </table:table-cell>
          <table:table-cell/>
        </table:table-row>
        <table:table-row table:style-name="ro1">
          <table:table-cell table:formula="of:=[.A13]+65536" office:value-type="float" office:value="656384" calcext:value-type="float">
            <text:p>656384</text:p>
          </table:table-cell>
          <table:table-cell table:formula="of:=[Broadcast.E11]" office:value-type="float" office:value="0.161236" calcext:value-type="float">
            <text:p>0.161236</text:p>
          </table:table-cell>
          <table:table-cell table:formula="of:=['3-hop'.E11]" office:value-type="float" office:value="0.116429" calcext:value-type="float">
            <text:p>0.116429</text:p>
          </table:table-cell>
          <table:table-cell table:formula="of:=['1-hop'.E11]" office:value-type="float" office:value="0.1166025" calcext:value-type="float">
            <text:p>0.1166025</text:p>
          </table:table-cell>
          <table:table-cell/>
        </table:table-row>
        <table:table-row table:style-name="ro1">
          <table:table-cell table:formula="of:=[.A14]+65536" office:value-type="float" office:value="721920" calcext:value-type="float">
            <text:p>721920</text:p>
          </table:table-cell>
          <table:table-cell table:formula="of:=[Broadcast.E12]" office:value-type="float" office:value="0.16407175" calcext:value-type="float">
            <text:p>0.16407175</text:p>
          </table:table-cell>
          <table:table-cell table:formula="of:=['3-hop'.E12]" office:value-type="float" office:value="0.12732375" calcext:value-type="float">
            <text:p>0.12732375</text:p>
          </table:table-cell>
          <table:table-cell table:formula="of:=['1-hop'.E12]" office:value-type="float" office:value="0.127422" calcext:value-type="float">
            <text:p>0.127422</text:p>
          </table:table-cell>
          <table:table-cell/>
        </table:table-row>
        <table:table-row table:style-name="ro1">
          <table:table-cell table:formula="of:=[.A15]+65536" office:value-type="float" office:value="787456" calcext:value-type="float">
            <text:p>787456</text:p>
          </table:table-cell>
          <table:table-cell table:formula="of:=[Broadcast.E13]" office:value-type="float" office:value="0.165338" calcext:value-type="float">
            <text:p>0.165338</text:p>
          </table:table-cell>
          <table:table-cell table:formula="of:=['3-hop'.E13]" office:value-type="float" office:value="0.138735" calcext:value-type="float">
            <text:p>0.138735</text:p>
          </table:table-cell>
          <table:table-cell table:formula="of:=['1-hop'.E13]" office:value-type="float" office:value="0.1386565" calcext:value-type="float">
            <text:p>0.1386565</text:p>
          </table:table-cell>
          <table:table-cell/>
        </table:table-row>
        <table:table-row table:style-name="ro1">
          <table:table-cell table:formula="of:=[.A16]+65536" office:value-type="float" office:value="852992" calcext:value-type="float">
            <text:p>852992</text:p>
          </table:table-cell>
          <table:table-cell table:formula="of:=[Broadcast.E14]" office:value-type="float" office:value="0.17636075" calcext:value-type="float">
            <text:p>0.17636075</text:p>
          </table:table-cell>
          <table:table-cell table:formula="of:=['3-hop'.E14]" office:value-type="float" office:value="0.15021825" calcext:value-type="float">
            <text:p>0.15021825</text:p>
          </table:table-cell>
          <table:table-cell table:formula="of:=['1-hop'.E14]" office:value-type="float" office:value="0.14975775" calcext:value-type="float">
            <text:p>0.14975775</text:p>
          </table:table-cell>
          <table:table-cell/>
        </table:table-row>
        <table:table-row table:style-name="ro1">
          <table:table-cell table:formula="of:=[.A17]+65536" office:value-type="float" office:value="918528" calcext:value-type="float">
            <text:p>918528</text:p>
          </table:table-cell>
          <table:table-cell table:formula="of:=[Broadcast.E15]" office:value-type="float" office:value="0.1875825" calcext:value-type="float">
            <text:p>0.1875825</text:p>
          </table:table-cell>
          <table:table-cell table:formula="of:=['3-hop'.E15]" office:value-type="float" office:value="0.1615175" calcext:value-type="float">
            <text:p>0.1615175</text:p>
          </table:table-cell>
          <table:table-cell table:formula="of:=['1-hop'.E15]" office:value-type="float" office:value="0.1612345" calcext:value-type="float">
            <text:p>0.1612345</text:p>
          </table:table-cell>
          <table:table-cell/>
        </table:table-row>
        <table:table-row table:style-name="ro1">
          <table:table-cell table:formula="of:=[.A18]+65536" office:value-type="float" office:value="984064" calcext:value-type="float">
            <text:p>984064</text:p>
          </table:table-cell>
          <table:table-cell table:formula="of:=[Broadcast.E16]" office:value-type="float" office:value="0.2044175" calcext:value-type="float">
            <text:p>0.2044175</text:p>
          </table:table-cell>
          <table:table-cell table:formula="of:=['3-hop'.E16]" office:value-type="float" office:value="0.172295" calcext:value-type="float">
            <text:p>0.172295</text:p>
          </table:table-cell>
          <table:table-cell table:formula="of:=['1-hop'.E16]" office:value-type="float" office:value="0.171774" calcext:value-type="float">
            <text:p>0.171774</text:p>
          </table:table-cell>
          <table:table-cell/>
        </table:table-row>
      </table:table>
      <table:table table:name="Broadcast" table:style-name="ta1">
        <table:table-column table:style-name="co2" table:number-columns-repeated="5" table:default-cell-style-name="Default"/>
        <table:table-row table:style-name="ro1">
          <table:table-cell office:value-type="float" office:value="0.023548" calcext:value-type="float">
            <text:p>0.023548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0.026602" calcext:value-type="float">
            <text:p>0.026602</text:p>
          </table:table-cell>
          <table:table-cell office:value-type="float" office:value="0.028482" calcext:value-type="float">
            <text:p>0.028482</text:p>
          </table:table-cell>
          <table:table-cell table:formula="of:=SUM([.A1:.D1])/4" office:value-type="float" office:value="0.02651025" calcext:value-type="float">
            <text:p>0.02651025</text:p>
          </table:table-cell>
        </table:table-row>
        <table:table-row table:style-name="ro1">
          <table:table-cell office:value-type="float" office:value="0.035726" calcext:value-type="float">
            <text:p>0.035726</text:p>
          </table:table-cell>
          <table:table-cell office:value-type="float" office:value="0.038386" calcext:value-type="float">
            <text:p>0.038386</text:p>
          </table:table-cell>
          <table:table-cell office:value-type="float" office:value="0.036934" calcext:value-type="float">
            <text:p>0.036934</text:p>
          </table:table-cell>
          <table:table-cell office:value-type="float" office:value="0.036231" calcext:value-type="float">
            <text:p>0.036231</text:p>
          </table:table-cell>
          <table:table-cell table:formula="of:=SUM([.A2:.D2])/4" office:value-type="float" office:value="0.03681925" calcext:value-type="float">
            <text:p>0.03681925</text:p>
          </table:table-cell>
        </table:table-row>
        <table:table-row table:style-name="ro1">
          <table:table-cell office:value-type="float" office:value="0.046418" calcext:value-type="float">
            <text:p>0.046418</text:p>
          </table:table-cell>
          <table:table-cell office:value-type="float" office:value="0.04956" calcext:value-type="float">
            <text:p>0.04956</text:p>
          </table:table-cell>
          <table:table-cell office:value-type="float" office:value="0.045134" calcext:value-type="float">
            <text:p>0.045134</text:p>
          </table:table-cell>
          <table:table-cell office:value-type="float" office:value="0.045343" calcext:value-type="float">
            <text:p>0.045343</text:p>
          </table:table-cell>
          <table:table-cell table:formula="of:=SUM([.A3:.D3])/4" office:value-type="float" office:value="0.04661375" calcext:value-type="float">
            <text:p>0.04661375</text:p>
          </table:table-cell>
        </table:table-row>
        <table:table-row table:style-name="ro1">
          <table:table-cell office:value-type="float" office:value="0.065136" calcext:value-type="float">
            <text:p>0.065136</text:p>
          </table:table-cell>
          <table:table-cell office:value-type="float" office:value="0.05877" calcext:value-type="float">
            <text:p>0.05877</text:p>
          </table:table-cell>
          <table:table-cell office:value-type="float" office:value="0.060909" calcext:value-type="float">
            <text:p>0.060909</text:p>
          </table:table-cell>
          <table:table-cell office:value-type="float" office:value="0.05903" calcext:value-type="float">
            <text:p>0.05903</text:p>
          </table:table-cell>
          <table:table-cell table:formula="of:=SUM([.A4:.D4])/4" office:value-type="float" office:value="0.06096125" calcext:value-type="float">
            <text:p>0.06096125</text:p>
          </table:table-cell>
        </table:table-row>
        <table:table-row table:style-name="ro1">
          <table:table-cell office:value-type="float" office:value="0.075435" calcext:value-type="float">
            <text:p>0.075435</text:p>
          </table:table-cell>
          <table:table-cell office:value-type="float" office:value="0.07589" calcext:value-type="float">
            <text:p>0.07589</text:p>
          </table:table-cell>
          <table:table-cell office:value-type="float" office:value="0.079292" calcext:value-type="float">
            <text:p>0.079292</text:p>
          </table:table-cell>
          <table:table-cell office:value-type="float" office:value="0.079007" calcext:value-type="float">
            <text:p>0.079007</text:p>
          </table:table-cell>
          <table:table-cell table:formula="of:=SUM([.A5:.D5])/4" office:value-type="float" office:value="0.077406" calcext:value-type="float">
            <text:p>0.077406</text:p>
          </table:table-cell>
        </table:table-row>
        <table:table-row table:style-name="ro1">
          <table:table-cell office:value-type="float" office:value="0.089431" calcext:value-type="float">
            <text:p>0.089431</text:p>
          </table:table-cell>
          <table:table-cell office:value-type="float" office:value="0.092668" calcext:value-type="float">
            <text:p>0.092668</text:p>
          </table:table-cell>
          <table:table-cell office:value-type="float" office:value="0.088633" calcext:value-type="float">
            <text:p>0.088633</text:p>
          </table:table-cell>
          <table:table-cell office:value-type="float" office:value="0.089117" calcext:value-type="float">
            <text:p>0.089117</text:p>
          </table:table-cell>
          <table:table-cell table:formula="of:=SUM([.A6:.D6])/4" office:value-type="float" office:value="0.08996225" calcext:value-type="float">
            <text:p>0.08996225</text:p>
          </table:table-cell>
        </table:table-row>
        <table:table-row table:style-name="ro1">
          <table:table-cell office:value-type="float" office:value="0.109144" calcext:value-type="float">
            <text:p>0.109144</text:p>
          </table:table-cell>
          <table:table-cell office:value-type="float" office:value="0.105106" calcext:value-type="float">
            <text:p>0.105106</text:p>
          </table:table-cell>
          <table:table-cell office:value-type="float" office:value="0.10415" calcext:value-type="float">
            <text:p>0.10415</text:p>
          </table:table-cell>
          <table:table-cell office:value-type="float" office:value="0.100751" calcext:value-type="float">
            <text:p>0.100751</text:p>
          </table:table-cell>
          <table:table-cell table:formula="of:=SUM([.A7:.D7])/4" office:value-type="float" office:value="0.10478775" calcext:value-type="float">
            <text:p>0.10478775</text:p>
          </table:table-cell>
        </table:table-row>
        <table:table-row table:style-name="ro1">
          <table:table-cell office:value-type="float" office:value="0.119199" calcext:value-type="float">
            <text:p>0.119199</text:p>
          </table:table-cell>
          <table:table-cell office:value-type="float" office:value="0.119138" calcext:value-type="float">
            <text:p>0.119138</text:p>
          </table:table-cell>
          <table:table-cell office:value-type="float" office:value="0.11555" calcext:value-type="float">
            <text:p>0.11555</text:p>
          </table:table-cell>
          <table:table-cell office:value-type="float" office:value="0.121381" calcext:value-type="float">
            <text:p>0.121381</text:p>
          </table:table-cell>
          <table:table-cell table:formula="of:=SUM([.A8:.D8])/4" office:value-type="float" office:value="0.118817" calcext:value-type="float">
            <text:p>0.118817</text:p>
          </table:table-cell>
        </table:table-row>
        <table:table-row table:style-name="ro1">
          <table:table-cell office:value-type="float" office:value="0.139132" calcext:value-type="float">
            <text:p>0.139132</text:p>
          </table:table-cell>
          <table:table-cell office:value-type="float" office:value="0.128061" calcext:value-type="float">
            <text:p>0.128061</text:p>
          </table:table-cell>
          <table:table-cell office:value-type="float" office:value="0.128379" calcext:value-type="float">
            <text:p>0.128379</text:p>
          </table:table-cell>
          <table:table-cell office:value-type="float" office:value="0.128482" calcext:value-type="float">
            <text:p>0.128482</text:p>
          </table:table-cell>
          <table:table-cell table:formula="of:=SUM([.A9:.D9])/4" office:value-type="float" office:value="0.1310135" calcext:value-type="float">
            <text:p>0.1310135</text:p>
          </table:table-cell>
        </table:table-row>
        <table:table-row table:style-name="ro1">
          <table:table-cell office:value-type="float" office:value="0.203554" calcext:value-type="float">
            <text:p>0.203554</text:p>
          </table:table-cell>
          <table:table-cell office:value-type="float" office:value="0.18099" calcext:value-type="float">
            <text:p>0.18099</text:p>
          </table:table-cell>
          <table:table-cell office:value-type="float" office:value="0.166004" calcext:value-type="float">
            <text:p>0.166004</text:p>
          </table:table-cell>
          <table:table-cell office:value-type="float" office:value="0.216803" calcext:value-type="float">
            <text:p>0.216803</text:p>
          </table:table-cell>
          <table:table-cell table:formula="of:=SUM([.A10:.D10])/4" office:value-type="float" office:value="0.19183775" calcext:value-type="float">
            <text:p>0.19183775</text:p>
          </table:table-cell>
        </table:table-row>
        <table:table-row table:style-name="ro1">
          <table:table-cell office:value-type="float" office:value="0.157758" calcext:value-type="float">
            <text:p>0.157758</text:p>
          </table:table-cell>
          <table:table-cell office:value-type="float" office:value="0.154568" calcext:value-type="float">
            <text:p>0.154568</text:p>
          </table:table-cell>
          <table:table-cell office:value-type="float" office:value="0.17861" calcext:value-type="float">
            <text:p>0.17861</text:p>
          </table:table-cell>
          <table:table-cell office:value-type="float" office:value="0.154008" calcext:value-type="float">
            <text:p>0.154008</text:p>
          </table:table-cell>
          <table:table-cell table:formula="of:=SUM([.A11:.D11])/4" office:value-type="float" office:value="0.161236" calcext:value-type="float">
            <text:p>0.161236</text:p>
          </table:table-cell>
        </table:table-row>
        <table:table-row table:style-name="ro1">
          <table:table-cell office:value-type="float" office:value="0.16539" calcext:value-type="float">
            <text:p>0.16539</text:p>
          </table:table-cell>
          <table:table-cell office:value-type="float" office:value="0.163489" calcext:value-type="float">
            <text:p>0.163489</text:p>
          </table:table-cell>
          <table:table-cell office:value-type="float" office:value="0.161347" calcext:value-type="float">
            <text:p>0.161347</text:p>
          </table:table-cell>
          <table:table-cell office:value-type="float" office:value="0.166061" calcext:value-type="float">
            <text:p>0.166061</text:p>
          </table:table-cell>
          <table:table-cell table:formula="of:=SUM([.A12:.D12])/4" office:value-type="float" office:value="0.16407175" calcext:value-type="float">
            <text:p>0.16407175</text:p>
          </table:table-cell>
        </table:table-row>
        <table:table-row table:style-name="ro1">
          <table:table-cell office:value-type="float" office:value="0.164361" calcext:value-type="float">
            <text:p>0.164361</text:p>
          </table:table-cell>
          <table:table-cell office:value-type="float" office:value="0.164692" calcext:value-type="float">
            <text:p>0.164692</text:p>
          </table:table-cell>
          <table:table-cell office:value-type="float" office:value="0.16912" calcext:value-type="float">
            <text:p>0.16912</text:p>
          </table:table-cell>
          <table:table-cell office:value-type="float" office:value="0.163179" calcext:value-type="float">
            <text:p>0.163179</text:p>
          </table:table-cell>
          <table:table-cell table:formula="of:=SUM([.A13:.D13])/4" office:value-type="float" office:value="0.165338" calcext:value-type="float">
            <text:p>0.165338</text:p>
          </table:table-cell>
        </table:table-row>
        <table:table-row table:style-name="ro1">
          <table:table-cell office:value-type="float" office:value="0.175185" calcext:value-type="float">
            <text:p>0.175185</text:p>
          </table:table-cell>
          <table:table-cell office:value-type="float" office:value="0.178134" calcext:value-type="float">
            <text:p>0.178134</text:p>
          </table:table-cell>
          <table:table-cell office:value-type="float" office:value="0.175312" calcext:value-type="float">
            <text:p>0.175312</text:p>
          </table:table-cell>
          <table:table-cell office:value-type="float" office:value="0.176812" calcext:value-type="float">
            <text:p>0.176812</text:p>
          </table:table-cell>
          <table:table-cell table:formula="of:=SUM([.A14:.D14])/4" office:value-type="float" office:value="0.17636075" calcext:value-type="float">
            <text:p>0.17636075</text:p>
          </table:table-cell>
        </table:table-row>
        <table:table-row table:style-name="ro1">
          <table:table-cell office:value-type="float" office:value="0.191393" calcext:value-type="float">
            <text:p>0.191393</text:p>
          </table:table-cell>
          <table:table-cell office:value-type="float" office:value="0.183382" calcext:value-type="float">
            <text:p>0.183382</text:p>
          </table:table-cell>
          <table:table-cell office:value-type="float" office:value="0.191633" calcext:value-type="float">
            <text:p>0.191633</text:p>
          </table:table-cell>
          <table:table-cell office:value-type="float" office:value="0.183922" calcext:value-type="float">
            <text:p>0.183922</text:p>
          </table:table-cell>
          <table:table-cell table:formula="of:=SUM([.A15:.D15])/4" office:value-type="float" office:value="0.1875825" calcext:value-type="float">
            <text:p>0.1875825</text:p>
          </table:table-cell>
        </table:table-row>
        <table:table-row table:style-name="ro1">
          <table:table-cell office:value-type="float" office:value="0.234028" calcext:value-type="float">
            <text:p>0.234028</text:p>
          </table:table-cell>
          <table:table-cell office:value-type="float" office:value="0.194638" calcext:value-type="float">
            <text:p>0.194638</text:p>
          </table:table-cell>
          <table:table-cell office:value-type="float" office:value="0.193096" calcext:value-type="float">
            <text:p>0.193096</text:p>
          </table:table-cell>
          <table:table-cell office:value-type="float" office:value="0.195908" calcext:value-type="float">
            <text:p>0.195908</text:p>
          </table:table-cell>
          <table:table-cell table:formula="of:=SUM([.A16:.D16])/4" office:value-type="float" office:value="0.2044175" calcext:value-type="float">
            <text:p>0.2044175</text:p>
          </table:table-cell>
        </table:table-row>
      </table:table>
      <table:table table:name="3-hop" table:style-name="ta1">
        <table:table-column table:style-name="co2" table:number-columns-repeated="5" table:default-cell-style-name="Default"/>
        <table:table-row table:style-name="ro1">
          <table:table-cell office:value-type="float" office:value="0.001992" calcext:value-type="float">
            <text:p>0.001992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02178" calcext:value-type="float">
            <text:p>0.002178</text:p>
          </table:table-cell>
          <table:table-cell table:formula="of:=SUM([.A1:.D1])/4" office:value-type="float" office:value="0.00221" calcext:value-type="float">
            <text:p>0.00221</text:p>
          </table:table-cell>
        </table:table-row>
        <table:table-row table:style-name="ro1">
          <table:table-cell office:value-type="float" office:value="0.017965" calcext:value-type="float">
            <text:p>0.017965</text:p>
          </table:table-cell>
          <table:table-cell office:value-type="float" office:value="0.017749" calcext:value-type="float">
            <text:p>0.017749</text:p>
          </table:table-cell>
          <table:table-cell office:value-type="float" office:value="0.046849" calcext:value-type="float">
            <text:p>0.046849</text:p>
          </table:table-cell>
          <table:table-cell office:value-type="float" office:value="0.017361" calcext:value-type="float">
            <text:p>0.017361</text:p>
          </table:table-cell>
          <table:table-cell table:formula="of:=SUM([.A2:.D2])/4" office:value-type="float" office:value="0.024981" calcext:value-type="float">
            <text:p>0.024981</text:p>
          </table:table-cell>
        </table:table-row>
        <table:table-row table:style-name="ro1">
          <table:table-cell office:value-type="float" office:value="0.030435" calcext:value-type="float">
            <text:p>0.030435</text:p>
          </table:table-cell>
          <table:table-cell office:value-type="float" office:value="0.031842" calcext:value-type="float">
            <text:p>0.031842</text:p>
          </table:table-cell>
          <table:table-cell office:value-type="float" office:value="0.031231" calcext:value-type="float">
            <text:p>0.031231</text:p>
          </table:table-cell>
          <table:table-cell office:value-type="float" office:value="0.031481" calcext:value-type="float">
            <text:p>0.031481</text:p>
          </table:table-cell>
          <table:table-cell table:formula="of:=SUM([.A3:.D3])/4" office:value-type="float" office:value="0.03124725" calcext:value-type="float">
            <text:p>0.03124725</text:p>
          </table:table-cell>
        </table:table-row>
        <table:table-row table:style-name="ro1">
          <table:table-cell office:value-type="float" office:value="0.042779" calcext:value-type="float">
            <text:p>0.042779</text:p>
          </table:table-cell>
          <table:table-cell office:value-type="float" office:value="0.042453" calcext:value-type="float">
            <text:p>0.042453</text:p>
          </table:table-cell>
          <table:table-cell office:value-type="float" office:value="0.043557" calcext:value-type="float">
            <text:p>0.043557</text:p>
          </table:table-cell>
          <table:table-cell office:value-type="float" office:value="0.042908" calcext:value-type="float">
            <text:p>0.042908</text:p>
          </table:table-cell>
          <table:table-cell table:formula="of:=SUM([.A4:.D4])/4" office:value-type="float" office:value="0.04292425" calcext:value-type="float">
            <text:p>0.04292425</text:p>
          </table:table-cell>
        </table:table-row>
        <table:table-row table:style-name="ro1">
          <table:table-cell office:value-type="float" office:value="0.052979" calcext:value-type="float">
            <text:p>0.052979</text:p>
          </table:table-cell>
          <table:table-cell office:value-type="float" office:value="0.05267" calcext:value-type="float">
            <text:p>0.05267</text:p>
          </table:table-cell>
          <table:table-cell office:value-type="float" office:value="0.052382" calcext:value-type="float">
            <text:p>0.052382</text:p>
          </table:table-cell>
          <table:table-cell office:value-type="float" office:value="0.052229" calcext:value-type="float">
            <text:p>0.052229</text:p>
          </table:table-cell>
          <table:table-cell table:formula="of:=SUM([.A5:.D5])/4" office:value-type="float" office:value="0.052565" calcext:value-type="float">
            <text:p>0.052565</text:p>
          </table:table-cell>
        </table:table-row>
        <table:table-row table:style-name="ro1">
          <table:table-cell office:value-type="float" office:value="0.062007" calcext:value-type="float">
            <text:p>0.062007</text:p>
          </table:table-cell>
          <table:table-cell office:value-type="float" office:value="0.061869" calcext:value-type="float">
            <text:p>0.061869</text:p>
          </table:table-cell>
          <table:table-cell office:value-type="float" office:value="0.061816" calcext:value-type="float">
            <text:p>0.061816</text:p>
          </table:table-cell>
          <table:table-cell office:value-type="float" office:value="0.061656" calcext:value-type="float">
            <text:p>0.061656</text:p>
          </table:table-cell>
          <table:table-cell table:formula="of:=SUM([.A6:.D6])/4" office:value-type="float" office:value="0.061837" calcext:value-type="float">
            <text:p>0.061837</text:p>
          </table:table-cell>
        </table:table-row>
        <table:table-row table:style-name="ro1">
          <table:table-cell office:value-type="float" office:value="0.0731" calcext:value-type="float">
            <text:p>0.0731</text:p>
          </table:table-cell>
          <table:table-cell office:value-type="float" office:value="0.073037" calcext:value-type="float">
            <text:p>0.073037</text:p>
          </table:table-cell>
          <table:table-cell office:value-type="float" office:value="0.072442" calcext:value-type="float">
            <text:p>0.072442</text:p>
          </table:table-cell>
          <table:table-cell office:value-type="float" office:value="0.072491" calcext:value-type="float">
            <text:p>0.072491</text:p>
          </table:table-cell>
          <table:table-cell table:formula="of:=SUM([.A7:.D7])/4" office:value-type="float" office:value="0.0727675" calcext:value-type="float">
            <text:p>0.0727675</text:p>
          </table:table-cell>
        </table:table-row>
        <table:table-row table:style-name="ro1">
          <table:table-cell office:value-type="float" office:value="0.083207" calcext:value-type="float">
            <text:p>0.083207</text:p>
          </table:table-cell>
          <table:table-cell office:value-type="float" office:value="0.083355" calcext:value-type="float">
            <text:p>0.083355</text:p>
          </table:table-cell>
          <table:table-cell office:value-type="float" office:value="0.083665" calcext:value-type="float">
            <text:p>0.083665</text:p>
          </table:table-cell>
          <table:table-cell office:value-type="float" office:value="0.08378" calcext:value-type="float">
            <text:p>0.08378</text:p>
          </table:table-cell>
          <table:table-cell table:formula="of:=SUM([.A8:.D8])/4" office:value-type="float" office:value="0.08350175" calcext:value-type="float">
            <text:p>0.08350175</text:p>
          </table:table-cell>
        </table:table-row>
        <table:table-row table:style-name="ro1">
          <table:table-cell office:value-type="float" office:value="0.094227" calcext:value-type="float">
            <text:p>0.094227</text:p>
          </table:table-cell>
          <table:table-cell office:value-type="float" office:value="0.094198" calcext:value-type="float">
            <text:p>0.094198</text:p>
          </table:table-cell>
          <table:table-cell office:value-type="float" office:value="0.094435" calcext:value-type="float">
            <text:p>0.094435</text:p>
          </table:table-cell>
          <table:table-cell office:value-type="float" office:value="0.094279" calcext:value-type="float">
            <text:p>0.094279</text:p>
          </table:table-cell>
          <table:table-cell table:formula="of:=SUM([.A9:.D9])/4" office:value-type="float" office:value="0.09428475" calcext:value-type="float">
            <text:p>0.09428475</text:p>
          </table:table-cell>
        </table:table-row>
        <table:table-row table:style-name="ro1">
          <table:table-cell office:value-type="float" office:value="0.105036" calcext:value-type="float">
            <text:p>0.105036</text:p>
          </table:table-cell>
          <table:table-cell office:value-type="float" office:value="0.105197" calcext:value-type="float">
            <text:p>0.105197</text:p>
          </table:table-cell>
          <table:table-cell office:value-type="float" office:value="0.105351" calcext:value-type="float">
            <text:p>0.105351</text:p>
          </table:table-cell>
          <table:table-cell office:value-type="float" office:value="0.106501" calcext:value-type="float">
            <text:p>0.106501</text:p>
          </table:table-cell>
          <table:table-cell table:formula="of:=SUM([.A10:.D10])/4" office:value-type="float" office:value="0.10552125" calcext:value-type="float">
            <text:p>0.10552125</text:p>
          </table:table-cell>
        </table:table-row>
        <table:table-row table:style-name="ro1">
          <table:table-cell office:value-type="float" office:value="0.116863" calcext:value-type="float">
            <text:p>0.116863</text:p>
          </table:table-cell>
          <table:table-cell office:value-type="float" office:value="0.116327" calcext:value-type="float">
            <text:p>0.116327</text:p>
          </table:table-cell>
          <table:table-cell office:value-type="float" office:value="0.116303" calcext:value-type="float">
            <text:p>0.116303</text:p>
          </table:table-cell>
          <table:table-cell office:value-type="float" office:value="0.116223" calcext:value-type="float">
            <text:p>0.116223</text:p>
          </table:table-cell>
          <table:table-cell table:formula="of:=SUM([.A11:.D11])/4" office:value-type="float" office:value="0.116429" calcext:value-type="float">
            <text:p>0.116429</text:p>
          </table:table-cell>
        </table:table-row>
        <table:table-row table:style-name="ro1">
          <table:table-cell office:value-type="float" office:value="0.127517" calcext:value-type="float">
            <text:p>0.127517</text:p>
          </table:table-cell>
          <table:table-cell office:value-type="float" office:value="0.127338" calcext:value-type="float">
            <text:p>0.127338</text:p>
          </table:table-cell>
          <table:table-cell office:value-type="float" office:value="0.127235" calcext:value-type="float">
            <text:p>0.127235</text:p>
          </table:table-cell>
          <table:table-cell office:value-type="float" office:value="0.127205" calcext:value-type="float">
            <text:p>0.127205</text:p>
          </table:table-cell>
          <table:table-cell table:formula="of:=SUM([.A12:.D12])/4" office:value-type="float" office:value="0.12732375" calcext:value-type="float">
            <text:p>0.12732375</text:p>
          </table:table-cell>
        </table:table-row>
        <table:table-row table:style-name="ro1">
          <table:table-cell office:value-type="float" office:value="0.138566" calcext:value-type="float">
            <text:p>0.138566</text:p>
          </table:table-cell>
          <table:table-cell office:value-type="float" office:value="0.138805" calcext:value-type="float">
            <text:p>0.138805</text:p>
          </table:table-cell>
          <table:table-cell office:value-type="float" office:value="0.138817" calcext:value-type="float">
            <text:p>0.138817</text:p>
          </table:table-cell>
          <table:table-cell office:value-type="float" office:value="0.138752" calcext:value-type="float">
            <text:p>0.138752</text:p>
          </table:table-cell>
          <table:table-cell table:formula="of:=SUM([.A13:.D13])/4" office:value-type="float" office:value="0.138735" calcext:value-type="float">
            <text:p>0.138735</text:p>
          </table:table-cell>
        </table:table-row>
        <table:table-row table:style-name="ro1">
          <table:table-cell office:value-type="float" office:value="0.150241" calcext:value-type="float">
            <text:p>0.150241</text:p>
          </table:table-cell>
          <table:table-cell office:value-type="float" office:value="0.15023" calcext:value-type="float">
            <text:p>0.15023</text:p>
          </table:table-cell>
          <table:table-cell office:value-type="float" office:value="0.150444" calcext:value-type="float">
            <text:p>0.150444</text:p>
          </table:table-cell>
          <table:table-cell office:value-type="float" office:value="0.149958" calcext:value-type="float">
            <text:p>0.149958</text:p>
          </table:table-cell>
          <table:table-cell table:formula="of:=SUM([.A14:.D14])/4" office:value-type="float" office:value="0.15021825" calcext:value-type="float">
            <text:p>0.15021825</text:p>
          </table:table-cell>
        </table:table-row>
        <table:table-row table:style-name="ro1">
          <table:table-cell office:value-type="float" office:value="0.161741" calcext:value-type="float">
            <text:p>0.161741</text:p>
          </table:table-cell>
          <table:table-cell office:value-type="float" office:value="0.161273" calcext:value-type="float">
            <text:p>0.161273</text:p>
          </table:table-cell>
          <table:table-cell office:value-type="float" office:value="0.16179" calcext:value-type="float">
            <text:p>0.16179</text:p>
          </table:table-cell>
          <table:table-cell office:value-type="float" office:value="0.161266" calcext:value-type="float">
            <text:p>0.161266</text:p>
          </table:table-cell>
          <table:table-cell table:formula="of:=SUM([.A15:.D15])/4" office:value-type="float" office:value="0.1615175" calcext:value-type="float">
            <text:p>0.1615175</text:p>
          </table:table-cell>
        </table:table-row>
        <table:table-row table:style-name="ro1">
          <table:table-cell office:value-type="float" office:value="0.172211" calcext:value-type="float">
            <text:p>0.172211</text:p>
          </table:table-cell>
          <table:table-cell office:value-type="float" office:value="0.172337" calcext:value-type="float">
            <text:p>0.172337</text:p>
          </table:table-cell>
          <table:table-cell office:value-type="float" office:value="0.172277" calcext:value-type="float">
            <text:p>0.172277</text:p>
          </table:table-cell>
          <table:table-cell office:value-type="float" office:value="0.172355" calcext:value-type="float">
            <text:p>0.172355</text:p>
          </table:table-cell>
          <table:table-cell table:formula="of:=SUM([.A16:.D16])/4" office:value-type="float" office:value="0.172295" calcext:value-type="float">
            <text:p>0.172295</text:p>
          </table:table-cell>
        </table:table-row>
      </table:table>
      <table:table table:name="1-hop" table:style-name="ta1">
        <table:table-column table:style-name="co2" table:number-columns-repeated="5" table:default-cell-style-name="Default"/>
        <table:table-row table:style-name="ro1">
          <table:table-cell office:value-type="float" office:value="0.001941" calcext:value-type="float">
            <text:p>0.001941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5639" calcext:value-type="float">
            <text:p>0.005639</text:p>
          </table:table-cell>
          <table:table-cell office:value-type="float" office:value="0.002279" calcext:value-type="float">
            <text:p>0.002279</text:p>
          </table:table-cell>
          <table:table-cell table:formula="of:=SUM([.A1:.D1])/4" office:value-type="float" office:value="0.00389725" calcext:value-type="float">
            <text:p>0.00389725</text:p>
          </table:table-cell>
        </table:table-row>
        <table:table-row table:style-name="ro1">
          <table:table-cell office:value-type="float" office:value="0.022293" calcext:value-type="float">
            <text:p>0.022293</text:p>
          </table:table-cell>
          <table:table-cell office:value-type="float" office:value="0.021263" calcext:value-type="float">
            <text:p>0.021263</text:p>
          </table:table-cell>
          <table:table-cell office:value-type="float" office:value="0.022169" calcext:value-type="float">
            <text:p>0.022169</text:p>
          </table:table-cell>
          <table:table-cell office:value-type="float" office:value="0.021383" calcext:value-type="float">
            <text:p>0.021383</text:p>
          </table:table-cell>
          <table:table-cell table:formula="of:=SUM([.A2:.D2])/4" office:value-type="float" office:value="0.021777" calcext:value-type="float">
            <text:p>0.021777</text:p>
          </table:table-cell>
        </table:table-row>
        <table:table-row table:style-name="ro1">
          <table:table-cell office:value-type="float" office:value="0.034481" calcext:value-type="float">
            <text:p>0.034481</text:p>
          </table:table-cell>
          <table:table-cell office:value-type="float" office:value="0.034225" calcext:value-type="float">
            <text:p>0.034225</text:p>
          </table:table-cell>
          <table:table-cell office:value-type="float" office:value="0.03377" calcext:value-type="float">
            <text:p>0.03377</text:p>
          </table:table-cell>
          <table:table-cell office:value-type="float" office:value="0.033489" calcext:value-type="float">
            <text:p>0.033489</text:p>
          </table:table-cell>
          <table:table-cell table:formula="of:=SUM([.A3:.D3])/4" office:value-type="float" office:value="0.03399125" calcext:value-type="float">
            <text:p>0.03399125</text:p>
          </table:table-cell>
        </table:table-row>
        <table:table-row table:style-name="ro1">
          <table:table-cell office:value-type="float" office:value="0.043475" calcext:value-type="float">
            <text:p>0.043475</text:p>
          </table:table-cell>
          <table:table-cell office:value-type="float" office:value="0.042937" calcext:value-type="float">
            <text:p>0.042937</text:p>
          </table:table-cell>
          <table:table-cell office:value-type="float" office:value="0.042658" calcext:value-type="float">
            <text:p>0.042658</text:p>
          </table:table-cell>
          <table:table-cell office:value-type="float" office:value="0.042128" calcext:value-type="float">
            <text:p>0.042128</text:p>
          </table:table-cell>
          <table:table-cell table:formula="of:=SUM([.A4:.D4])/4" office:value-type="float" office:value="0.0427995" calcext:value-type="float">
            <text:p>0.0427995</text:p>
          </table:table-cell>
        </table:table-row>
        <table:table-row table:style-name="ro1">
          <table:table-cell office:value-type="float" office:value="0.051313" calcext:value-type="float">
            <text:p>0.051313</text:p>
          </table:table-cell>
          <table:table-cell office:value-type="float" office:value="0.051309" calcext:value-type="float">
            <text:p>0.051309</text:p>
          </table:table-cell>
          <table:table-cell office:value-type="float" office:value="0.050922" calcext:value-type="float">
            <text:p>0.050922</text:p>
          </table:table-cell>
          <table:table-cell office:value-type="float" office:value="0.051121" calcext:value-type="float">
            <text:p>0.051121</text:p>
          </table:table-cell>
          <table:table-cell table:formula="of:=SUM([.A5:.D5])/4" office:value-type="float" office:value="0.05116625" calcext:value-type="float">
            <text:p>0.05116625</text:p>
          </table:table-cell>
        </table:table-row>
        <table:table-row table:style-name="ro1">
          <table:table-cell office:value-type="float" office:value="0.062421" calcext:value-type="float">
            <text:p>0.062421</text:p>
          </table:table-cell>
          <table:table-cell office:value-type="float" office:value="0.061999" calcext:value-type="float">
            <text:p>0.061999</text:p>
          </table:table-cell>
          <table:table-cell office:value-type="float" office:value="0.062362" calcext:value-type="float">
            <text:p>0.062362</text:p>
          </table:table-cell>
          <table:table-cell office:value-type="float" office:value="0.06216" calcext:value-type="float">
            <text:p>0.06216</text:p>
          </table:table-cell>
          <table:table-cell table:formula="of:=SUM([.A6:.D6])/4" office:value-type="float" office:value="0.0622355" calcext:value-type="float">
            <text:p>0.0622355</text:p>
          </table:table-cell>
        </table:table-row>
        <table:table-row table:style-name="ro1">
          <table:table-cell office:value-type="float" office:value="0.072787" calcext:value-type="float">
            <text:p>0.072787</text:p>
          </table:table-cell>
          <table:table-cell office:value-type="float" office:value="0.072637" calcext:value-type="float">
            <text:p>0.072637</text:p>
          </table:table-cell>
          <table:table-cell office:value-type="float" office:value="0.072671" calcext:value-type="float">
            <text:p>0.072671</text:p>
          </table:table-cell>
          <table:table-cell office:value-type="float" office:value="0.072908" calcext:value-type="float">
            <text:p>0.072908</text:p>
          </table:table-cell>
          <table:table-cell table:formula="of:=SUM([.A7:.D7])/4" office:value-type="float" office:value="0.07275075" calcext:value-type="float">
            <text:p>0.07275075</text:p>
          </table:table-cell>
        </table:table-row>
        <table:table-row table:style-name="ro1">
          <table:table-cell office:value-type="float" office:value="0.083046" calcext:value-type="float">
            <text:p>0.083046</text:p>
          </table:table-cell>
          <table:table-cell office:value-type="float" office:value="0.083914" calcext:value-type="float">
            <text:p>0.083914</text:p>
          </table:table-cell>
          <table:table-cell office:value-type="float" office:value="0.08354" calcext:value-type="float">
            <text:p>0.08354</text:p>
          </table:table-cell>
          <table:table-cell office:value-type="float" office:value="0.083216" calcext:value-type="float">
            <text:p>0.083216</text:p>
          </table:table-cell>
          <table:table-cell table:formula="of:=SUM([.A8:.D8])/4" office:value-type="float" office:value="0.083429" calcext:value-type="float">
            <text:p>0.083429</text:p>
          </table:table-cell>
        </table:table-row>
        <table:table-row table:style-name="ro1">
          <table:table-cell office:value-type="float" office:value="0.09448" calcext:value-type="float">
            <text:p>0.09448</text:p>
          </table:table-cell>
          <table:table-cell office:value-type="float" office:value="0.094143" calcext:value-type="float">
            <text:p>0.094143</text:p>
          </table:table-cell>
          <table:table-cell office:value-type="float" office:value="0.094174" calcext:value-type="float">
            <text:p>0.094174</text:p>
          </table:table-cell>
          <table:table-cell office:value-type="float" office:value="0.094306" calcext:value-type="float">
            <text:p>0.094306</text:p>
          </table:table-cell>
          <table:table-cell table:formula="of:=SUM([.A9:.D9])/4" office:value-type="float" office:value="0.09427575" calcext:value-type="float">
            <text:p>0.09427575</text:p>
          </table:table-cell>
        </table:table-row>
        <table:table-row table:style-name="ro1">
          <table:table-cell office:value-type="float" office:value="0.105398" calcext:value-type="float">
            <text:p>0.105398</text:p>
          </table:table-cell>
          <table:table-cell office:value-type="float" office:value="0.105319" calcext:value-type="float">
            <text:p>0.105319</text:p>
          </table:table-cell>
          <table:table-cell office:value-type="float" office:value="0.10543" calcext:value-type="float">
            <text:p>0.10543</text:p>
          </table:table-cell>
          <table:table-cell office:value-type="float" office:value="0.105402" calcext:value-type="float">
            <text:p>0.105402</text:p>
          </table:table-cell>
          <table:table-cell table:formula="of:=SUM([.A10:.D10])/4" office:value-type="float" office:value="0.10538725" calcext:value-type="float">
            <text:p>0.10538725</text:p>
          </table:table-cell>
        </table:table-row>
        <table:table-row table:style-name="ro1">
          <table:table-cell office:value-type="float" office:value="0.116986" calcext:value-type="float">
            <text:p>0.116986</text:p>
          </table:table-cell>
          <table:table-cell office:value-type="float" office:value="0.116396" calcext:value-type="float">
            <text:p>0.116396</text:p>
          </table:table-cell>
          <table:table-cell office:value-type="float" office:value="0.116534" calcext:value-type="float">
            <text:p>0.116534</text:p>
          </table:table-cell>
          <table:table-cell office:value-type="float" office:value="0.116494" calcext:value-type="float">
            <text:p>0.116494</text:p>
          </table:table-cell>
          <table:table-cell table:formula="of:=SUM([.A11:.D11])/4" office:value-type="float" office:value="0.1166025" calcext:value-type="float">
            <text:p>0.1166025</text:p>
          </table:table-cell>
        </table:table-row>
        <table:table-row table:style-name="ro1">
          <table:table-cell office:value-type="float" office:value="0.127323" calcext:value-type="float">
            <text:p>0.127323</text:p>
          </table:table-cell>
          <table:table-cell office:value-type="float" office:value="0.127347" calcext:value-type="float">
            <text:p>0.127347</text:p>
          </table:table-cell>
          <table:table-cell office:value-type="float" office:value="0.127642" calcext:value-type="float">
            <text:p>0.127642</text:p>
          </table:table-cell>
          <table:table-cell office:value-type="float" office:value="0.127376" calcext:value-type="float">
            <text:p>0.127376</text:p>
          </table:table-cell>
          <table:table-cell table:formula="of:=SUM([.A12:.D12])/4" office:value-type="float" office:value="0.127422" calcext:value-type="float">
            <text:p>0.127422</text:p>
          </table:table-cell>
        </table:table-row>
        <table:table-row table:style-name="ro1">
          <table:table-cell office:value-type="float" office:value="0.13863" calcext:value-type="float">
            <text:p>0.13863</text:p>
          </table:table-cell>
          <table:table-cell office:value-type="float" office:value="0.138553" calcext:value-type="float">
            <text:p>0.138553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38807" calcext:value-type="float">
            <text:p>0.138807</text:p>
          </table:table-cell>
          <table:table-cell table:formula="of:=SUM([.A13:.D13])/4" office:value-type="float" office:value="0.1386565" calcext:value-type="float">
            <text:p>0.1386565</text:p>
          </table:table-cell>
        </table:table-row>
        <table:table-row table:style-name="ro1">
          <table:table-cell office:value-type="float" office:value="0.149555" calcext:value-type="float">
            <text:p>0.149555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15" calcext:value-type="float">
            <text:p>0.15</text:p>
          </table:table-cell>
          <table:table-cell office:value-type="float" office:value="0.149976" calcext:value-type="float">
            <text:p>0.149976</text:p>
          </table:table-cell>
          <table:table-cell table:formula="of:=SUM([.A14:.D14])/4" office:value-type="float" office:value="0.14975775" calcext:value-type="float">
            <text:p>0.14975775</text:p>
          </table:table-cell>
        </table:table-row>
        <table:table-row table:style-name="ro1">
          <table:table-cell office:value-type="float" office:value="0.161367" calcext:value-type="float">
            <text:p>0.161367</text:p>
          </table:table-cell>
          <table:table-cell office:value-type="float" office:value="0.161028" calcext:value-type="float">
            <text:p>0.161028</text:p>
          </table:table-cell>
          <table:table-cell office:value-type="float" office:value="0.161431" calcext:value-type="float">
            <text:p>0.161431</text:p>
          </table:table-cell>
          <table:table-cell office:value-type="float" office:value="0.161112" calcext:value-type="float">
            <text:p>0.161112</text:p>
          </table:table-cell>
          <table:table-cell table:formula="of:=SUM([.A15:.D15])/4" office:value-type="float" office:value="0.1612345" calcext:value-type="float">
            <text:p>0.1612345</text:p>
          </table:table-cell>
        </table:table-row>
        <table:table-row table:style-name="ro1">
          <table:table-cell office:value-type="float" office:value="0.17198" calcext:value-type="float">
            <text:p>0.17198</text:p>
          </table:table-cell>
          <table:table-cell office:value-type="float" office:value="0.17157" calcext:value-type="float">
            <text:p>0.17157</text:p>
          </table:table-cell>
          <table:table-cell office:value-type="float" office:value="0.171961" calcext:value-type="float">
            <text:p>0.171961</text:p>
          </table:table-cell>
          <table:table-cell office:value-type="float" office:value="0.171585" calcext:value-type="float">
            <text:p>0.171585</text:p>
          </table:table-cell>
          <table:table-cell table:formula="of:=SUM([.A16:.D16])/4" office:value-type="float" office:value="0.171774" calcext:value-type="float">
            <text:p>0.171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.00.0000</text:date>, <text:time style:data-style-name="N2" text:time-value="15:52:37.5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21:06:39.222000000</meta:creation-date>
    <dc:date>2014-12-30T15:37:34.304000000</dc:date>
    <meta:editing-duration>PT4H43M18S</meta:editing-duration>
    <meta:editing-cycles>5</meta:editing-cycles>
    <meta:generator>LibreOffice/4.2.6.3$Windows_x86 LibreOffice_project/3fd416d4c6db7d3204c17ce57a1d70f6e531ee21</meta:generator>
    <meta:document-statistic meta:table-count="4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loext:regression-name="Trend Lin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66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454cm" style:legend-expansion="high" chart:style-name="ch2"/>
        <chart:plot-area chart:style-name="ch3" table:cell-range-address="Feuille1.A3:Feuille1.D18" chart:data-source-has-labels="both" svg:x="1.331cm" svg:y="0.855cm" svg:width="11.097cm" svg:height="6.984cm">
          <chartooo:coordinate-region svg:x="2.243cm" svg:y="1.054cm" svg:width="9.628cm" svg:height="5.74cm"/>
          <chart:axis chart:dimension="x" chart:name="primary-x" chart:style-name="ch4" chartooo:axis-type="auto">
            <chartooo:date-scale/>
            <chart:title svg:x="5.724cm" svg:y="8.019cm" chart:style-name="ch5">
              <text:p>Data size [Byte]</text:p>
            </chart:title>
            <chart:categories table:cell-range-address="Feuille1.A4:Feuille1.A18"/>
          </chart:axis>
          <chart:axis chart:dimension="y" chart:name="primary-y" chart:style-name="ch4">
            <chart:title svg:x="0.451cm" svg:y="5.754cm" chart:style-name="ch6">
              <text:p>Transfer time [sec]</text:p>
            </chart:title>
            <chart:grid chart:style-name="ch7" chart:class="major"/>
          </chart:axis>
          <chart:series chart:style-name="ch8" chart:values-cell-range-address="Feuille1.B4:Feuille1.B18" chart:label-cell-address="Feuille1.B3:Feuille1.B3" chart:class="chart:line">
            <chart:data-point chart:repeated="15"/>
          </chart:series>
          <chart:series chart:style-name="ch9" chart:values-cell-range-address="Feuille1.C4:Feuille1.C18" chart:label-cell-address="Feuille1.C3:Feuille1.C3" chart:class="chart:line">
            <chart:data-point chart:repeated="15"/>
          </chart:series>
          <chart:series chart:style-name="ch10" chart:values-cell-range-address="Feuille1.D4:Feuille1.D18" chart:label-cell-address="Feuille1.D3:Feuille1.D3" chart:class="chart:line">
            <chart:regression-curve chart:style-name="ch11">
              <chart:equation chart:display-equation="true" chart:display-r-square="false" svg:x="4.814cm" svg:y="5.932cm"/>
            </chart:regression-curve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oadcast</text:p>
                <draw:g>
                  <svg:desc>Feuille1.B3:Feuille1.B3</svg:desc>
                </draw:g>
              </table:table-cell>
              <table:table-cell office:value-type="string">
                <text:p>3-hop</text:p>
                <draw:g>
                  <svg:desc>Feuille1.C3:Feuille1.C3</svg:desc>
                </draw:g>
              </table:table-cell>
              <table:table-cell office:value-type="string">
                <text:p>1-hop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Feuille1.A4:Feuille1.A18</svg:desc>
                </draw:g>
              </table:table-cell>
              <table:table-cell office:value-type="float" office:value="0.02651025">
                <text:p>0.02651025</text:p>
                <draw:g>
                  <svg:desc>Feuille1.B4:Feuille1.B18</svg:desc>
                </draw:g>
              </table:table-cell>
              <table:table-cell office:value-type="float" office:value="0.00221">
                <text:p>0.00221</text:p>
                <draw:g>
                  <svg:desc>Feuille1.C4:Feuille1.C18</svg:desc>
                </draw:g>
              </table:table-cell>
              <table:table-cell office:value-type="float" office:value="0.00389725">
                <text:p>0.00389725</text:p>
                <draw:g>
                  <svg:desc>Feuille1.D4:Feuille1.D18</svg:desc>
                </draw:g>
              </table:table-cell>
            </table:table-row>
            <table:table-row>
              <table:table-cell office:value-type="float" office:value="66560">
                <text:p>66560</text:p>
              </table:table-cell>
              <table:table-cell office:value-type="float" office:value="0.03681925">
                <text:p>0.03681925</text:p>
              </table:table-cell>
              <table:table-cell office:value-type="float" office:value="0.024981">
                <text:p>0.024981</text:p>
              </table:table-cell>
              <table:table-cell office:value-type="float" office:value="0.021777">
                <text:p>0.021777</text:p>
              </table:table-cell>
            </table:table-row>
            <table:table-row>
              <table:table-cell office:value-type="float" office:value="132096">
                <text:p>132100</text:p>
              </table:table-cell>
              <table:table-cell office:value-type="float" office:value="0.04661375">
                <text:p>0.04661375</text:p>
              </table:table-cell>
              <table:table-cell office:value-type="float" office:value="0.03124725">
                <text:p>0.03124725</text:p>
              </table:table-cell>
              <table:table-cell office:value-type="float" office:value="0.03399125">
                <text:p>0.03399125</text:p>
              </table:table-cell>
            </table:table-row>
            <table:table-row>
              <table:table-cell office:value-type="float" office:value="197632">
                <text:p>197630</text:p>
              </table:table-cell>
              <table:table-cell office:value-type="float" office:value="0.06096125">
                <text:p>0.06096125</text:p>
              </table:table-cell>
              <table:table-cell office:value-type="float" office:value="0.04292425">
                <text:p>0.04292425</text:p>
              </table:table-cell>
              <table:table-cell office:value-type="float" office:value="0.0427995">
                <text:p>0.0427995</text:p>
              </table:table-cell>
            </table:table-row>
            <table:table-row>
              <table:table-cell office:value-type="float" office:value="263168">
                <text:p>263170</text:p>
              </table:table-cell>
              <table:table-cell office:value-type="float" office:value="0.077406">
                <text:p>0.077406</text:p>
              </table:table-cell>
              <table:table-cell office:value-type="float" office:value="0.052565">
                <text:p>0.052565</text:p>
              </table:table-cell>
              <table:table-cell office:value-type="float" office:value="0.05116625">
                <text:p>0.05116625</text:p>
              </table:table-cell>
            </table:table-row>
            <table:table-row>
              <table:table-cell office:value-type="float" office:value="328704">
                <text:p>328700</text:p>
              </table:table-cell>
              <table:table-cell office:value-type="float" office:value="0.08996225">
                <text:p>0.08996225</text:p>
              </table:table-cell>
              <table:table-cell office:value-type="float" office:value="0.061837">
                <text:p>0.061837</text:p>
              </table:table-cell>
              <table:table-cell office:value-type="float" office:value="0.0622355">
                <text:p>0.0622355</text:p>
              </table:table-cell>
            </table:table-row>
            <table:table-row>
              <table:table-cell office:value-type="float" office:value="394240">
                <text:p>394240</text:p>
              </table:table-cell>
              <table:table-cell office:value-type="float" office:value="0.10478775">
                <text:p>0.10478775</text:p>
              </table:table-cell>
              <table:table-cell office:value-type="float" office:value="0.0727675">
                <text:p>0.0727675</text:p>
              </table:table-cell>
              <table:table-cell office:value-type="float" office:value="0.07275075">
                <text:p>0.07275075</text:p>
              </table:table-cell>
            </table:table-row>
            <table:table-row>
              <table:table-cell office:value-type="float" office:value="459776">
                <text:p>459780</text:p>
              </table:table-cell>
              <table:table-cell office:value-type="float" office:value="0.118817">
                <text:p>0.118817</text:p>
              </table:table-cell>
              <table:table-cell office:value-type="float" office:value="0.08350175">
                <text:p>0.08350175</text:p>
              </table:table-cell>
              <table:table-cell office:value-type="float" office:value="0.083429">
                <text:p>0.083429</text:p>
              </table:table-cell>
            </table:table-row>
            <table:table-row>
              <table:table-cell office:value-type="float" office:value="525312">
                <text:p>525310</text:p>
              </table:table-cell>
              <table:table-cell office:value-type="float" office:value="0.1310135">
                <text:p>0.1310135</text:p>
              </table:table-cell>
              <table:table-cell office:value-type="float" office:value="0.09428475">
                <text:p>0.09428475</text:p>
              </table:table-cell>
              <table:table-cell office:value-type="float" office:value="0.09427575">
                <text:p>0.09427575</text:p>
              </table:table-cell>
            </table:table-row>
            <table:table-row>
              <table:table-cell office:value-type="float" office:value="590848">
                <text:p>590850</text:p>
              </table:table-cell>
              <table:table-cell office:value-type="float" office:value="0.19183775">
                <text:p>0.19183775</text:p>
              </table:table-cell>
              <table:table-cell office:value-type="float" office:value="0.10552125">
                <text:p>0.10552125</text:p>
              </table:table-cell>
              <table:table-cell office:value-type="float" office:value="0.10538725">
                <text:p>0.10538725</text:p>
              </table:table-cell>
            </table:table-row>
            <table:table-row>
              <table:table-cell office:value-type="float" office:value="656384">
                <text:p>656380</text:p>
              </table:table-cell>
              <table:table-cell office:value-type="float" office:value="0.161236">
                <text:p>0.161236</text:p>
              </table:table-cell>
              <table:table-cell office:value-type="float" office:value="0.116429">
                <text:p>0.116429</text:p>
              </table:table-cell>
              <table:table-cell office:value-type="float" office:value="0.1166025">
                <text:p>0.1166025</text:p>
              </table:table-cell>
            </table:table-row>
            <table:table-row>
              <table:table-cell office:value-type="float" office:value="721920">
                <text:p>721920</text:p>
              </table:table-cell>
              <table:table-cell office:value-type="float" office:value="0.16407175">
                <text:p>0.16407175</text:p>
              </table:table-cell>
              <table:table-cell office:value-type="float" office:value="0.12732375">
                <text:p>0.12732375</text:p>
              </table:table-cell>
              <table:table-cell office:value-type="float" office:value="0.127422">
                <text:p>0.127422</text:p>
              </table:table-cell>
            </table:table-row>
            <table:table-row>
              <table:table-cell office:value-type="float" office:value="787456">
                <text:p>787460</text:p>
              </table:table-cell>
              <table:table-cell office:value-type="float" office:value="0.165338">
                <text:p>0.165338</text:p>
              </table:table-cell>
              <table:table-cell office:value-type="float" office:value="0.138735">
                <text:p>0.138735</text:p>
              </table:table-cell>
              <table:table-cell office:value-type="float" office:value="0.1386565">
                <text:p>0.1386565</text:p>
              </table:table-cell>
            </table:table-row>
            <table:table-row>
              <table:table-cell office:value-type="float" office:value="852992">
                <text:p>852990</text:p>
              </table:table-cell>
              <table:table-cell office:value-type="float" office:value="0.17636075">
                <text:p>0.17636075</text:p>
              </table:table-cell>
              <table:table-cell office:value-type="float" office:value="0.15021825">
                <text:p>0.15021825</text:p>
              </table:table-cell>
              <table:table-cell office:value-type="float" office:value="0.14975775">
                <text:p>0.14975775</text:p>
              </table:table-cell>
            </table:table-row>
            <table:table-row>
              <table:table-cell office:value-type="float" office:value="918528">
                <text:p>918530</text:p>
              </table:table-cell>
              <table:table-cell office:value-type="float" office:value="0.1875825">
                <text:p>0.1875825</text:p>
              </table:table-cell>
              <table:table-cell office:value-type="float" office:value="0.1615175">
                <text:p>0.1615175</text:p>
              </table:table-cell>
              <table:table-cell office:value-type="float" office:value="0.1612345">
                <text:p>0.1612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